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808080" draw:opacity="50%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="solid" draw:fill-color="#ffcc66" draw:opacity="50%" draw:textarea-vertical-align="middle" draw:shadow="hidden"/>
      <style:paragraph-properties style:writing-mode="lr-tb"/>
    </style:style>
    <style:style style:name="gr4" style:family="graphic" style:parent-style-name="standard">
      <style:graphic-properties draw:stroke="solid" svg:stroke-width="0cm" svg:stroke-color="#000000" svg:stroke-opacity="100%" draw:stroke-linejoin="round" draw:fill="none" draw:opacity="50%"/>
    </style:style>
    <style:style style:name="gr5" style:family="graphic" style:parent-style-name="standard">
      <style:graphic-properties draw:stroke="none" draw:fill="solid" draw:fill-color="#ffffff" draw:opacity="50%" draw:shadow="hidden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opacity="50%" draw:textarea-vertical-align="middle" fo:min-height="0.954cm" fo:padding-top="0.141cm" fo:padding-bottom="0.141cm" fo:padding-left="0.141cm" fo:padding-right="0.141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opacity="50%" draw:textarea-vertical-align="middle" fo:min-height="1.061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cm" fo:min-width="0.3cm"/>
    </style:style>
    <style:style style:name="gr11" style:family="graphic" style:parent-style-name="standard">
      <style:graphic-properties draw:stroke="solid" svg:stroke-width="0cm" svg:stroke-color="#000000" svg:stroke-opacity="100%" draw:stroke-linejoin="round" draw:fill="solid" draw:fill-color="#ffffff" draw:opacity="50%"/>
    </style:style>
    <style:style style:name="gr12" style:family="graphic" style:parent-style-name="standard" style:list-style-name="L1">
      <style:graphic-properties draw:opacity="50%" draw:textarea-vertical-align="middle"/>
      <style:paragraph-properties style:writing-mode="lr-tb"/>
    </style:style>
    <style:style style:name="gr13" style:family="graphic" style:parent-style-name="standard">
      <style:graphic-properties draw:stroke="none" draw:fill="none" draw:opacity="50%" fo:min-height="0.954cm"/>
    </style:style>
    <style:style style:name="gr14" style:family="graphic" style:parent-style-name="standard" style:list-style-name="L1">
      <style:graphic-properties draw:opacity="50%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opacity="50%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 style:list-style-name="L1">
      <style:graphic-properties draw:opacity="50%" draw:textarea-vertical-align="middle"/>
      <style:paragraph-properties style:writing-mode="lr-tb"/>
    </style:style>
    <style:style style:name="gr17" style:family="graphic" style:parent-style-name="standard" style:list-style-name="L1">
      <style:graphic-properties draw:opacity="50%" draw:textarea-vertical-align="middle" draw:line-distance="0.4cm"/>
      <style:paragraph-properties style:writing-mode="lr-tb"/>
    </style:style>
    <style:style style:name="gr18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cm" fo:min-width="0.001cm"/>
    </style:style>
    <style:style style:name="gr1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opacity="50%" draw:textarea-vertical-align="middle" fo:min-height="0.38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opacity="50%" draw:textarea-vertical-align="middle" fo:min-height="0.59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4.858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opacity="50%" draw:textarea-vertical-align="middle" draw:auto-grow-height="true" draw:auto-grow-width="true" draw:fit-to-size="false" style:shrink-to-fit="false" fo:min-height="0.335cm" fo:min-width="1.141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opacity="50%" draw:textarea-vertical-align="middle" draw:auto-grow-height="false" draw:fit-to-size="false" style:shrink-to-fit="false" fo:min-height="0.161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svg:stroke-color="#a7074b" draw:fill="none" draw:fill-color="#ffffff" draw:opacity="50%" draw:textarea-vertical-align="middle" fo:min-height="0.38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opacity="50%" draw:textarea-vertical-align="middle" fo:min-height="0.743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opacity="50%" fo:min-height="0.629cm"/>
      <style:paragraph-properties style:writing-mode="lr-tb"/>
    </style:style>
    <style:style style:name="gr28" style:family="graphic" style:parent-style-name="objectwithoutfill">
      <style:graphic-properties draw:fill="none" draw:opacity="50%" draw:textarea-vertical-align="middle"/>
    </style:style>
    <style:style style:name="gr29" style:family="graphic" style:parent-style-name="standard">
      <style:graphic-properties draw:stroke="none" draw:fill="solid" draw:fill-color="#e8a202" draw:opacity="50%" draw:textarea-vertical-align="middle" draw:shadow="hidden"/>
      <style:paragraph-properties style:writing-mode="lr-tb"/>
    </style:style>
    <style:style style:name="gr30" style:family="graphic" style:parent-style-name="standard">
      <style:graphic-properties draw:stroke="none" draw:fill="solid" draw:fill-color="#8d281e" draw:opacity="50%" draw:textarea-vertical-align="middle" draw:shadow="hidden"/>
      <style:paragraph-properties style:writing-mode="lr-tb"/>
    </style:style>
    <style:style style:name="gr31" style:family="graphic" style:parent-style-name="standard">
      <style:graphic-properties draw:fill-color="#ffffff" draw:opacity="50%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opacity="50%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opacity="50%" draw:textarea-vertical-align="middle" fo:min-height="0.28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304cm" fo:min-width="2.21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304cm" fo:min-width="1.55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28cm" fo:min-width="2.08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559cm" fo:min-width="0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559cm" fo:min-width="1.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solid" draw:fill-color="#00a933" draw:opacity="50%" draw:textarea-vertical-align="middle" draw:shadow="hidden"/>
      <style:paragraph-properties style:writing-mode="lr-tb"/>
    </style:style>
    <style:style style:name="gr40" style:family="graphic" style:parent-style-name="standard">
      <style:graphic-properties draw:stroke="none" draw:fill="solid" draw:fill-color="#000000" draw:opacity="50%" draw:textarea-vertical-align="middle" draw:shadow="hidden"/>
      <style:paragraph-properties style:writing-mode="lr-tb"/>
    </style:style>
    <style:style style:name="gr41" style:family="graphic" style:parent-style-name="standard">
      <style:graphic-properties draw:stroke="none" draw:fill="solid" draw:fill-color="#5983b0" draw:opacity="50%" draw:textarea-vertical-align="middle" draw:shadow="hidden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08cm" fo:min-width="1.6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1.424cm" fo:padding-top="0.141cm" fo:padding-bottom="0.141cm" fo:padding-left="0.141cm" fo:padding-right="0.14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false" fo:min-height="0.161cm" fo:padding-top="0.141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draw:fill="solid" draw:fill-color="#3dc4e3" draw:opacity="50%" draw:textarea-vertical-align="middle" draw:shadow="hidden"/>
      <style:paragraph-properties style:writing-mode="lr-tb"/>
    </style:style>
    <style:style style:name="gr46" style:family="graphic" style:parent-style-name="standard">
      <style:graphic-properties draw:stroke="none" draw:fill="solid" draw:fill-color="#3de3db" draw:opacity="50%" draw:textarea-vertical-align="middle" draw:shadow="hidden"/>
      <style:paragraph-properties style:writing-mode="lr-tb"/>
    </style:style>
    <style:style style:name="gr47" style:family="graphic" style:parent-style-name="standard">
      <style:graphic-properties draw:stroke="none" draw:fill="solid" draw:fill-color="#5983b0" draw:textarea-vertical-align="middle" draw:shadow="hidden"/>
      <style:paragraph-properties style:writing-mode="lr-tb"/>
    </style:style>
    <style:style style:name="gr48" style:family="graphic" style:parent-style-name="standard">
      <style:graphic-properties draw:stroke="none" draw:fill="solid" draw:fill-color="#00a933" draw:textarea-vertical-align="middle" draw:shadow="hidden"/>
      <style:paragraph-properties style:writing-mode="lr-tb"/>
    </style:style>
    <style:style style:name="gr49" style:family="graphic" style:parent-style-name="standard">
      <style:graphic-properties draw:stroke="none" draw:fill="solid" draw:fill-color="#8d281e" draw:textarea-vertical-align="middle" draw:shadow="hidden"/>
      <style:paragraph-properties style:writing-mode="lr-tb"/>
    </style:style>
    <style:style style:name="gr50" style:family="graphic" style:parent-style-name="standard" style:list-style-name="L1">
      <style:graphic-properties draw:textarea-vertical-align="middle" draw:line-distance="0.488cm"/>
      <style:paragraph-properties style:writing-mode="lr-tb"/>
    </style:style>
    <style:style style:name="gr51" style:family="graphic" style:parent-style-name="standard" style:list-style-name="L1">
      <style:graphic-properties draw:textarea-vertical-align="middle" draw:line-distance="0.552cm"/>
      <style:paragraph-properties style:writing-mode="lr-tb"/>
    </style:style>
    <style:style style:name="gr52" style:family="graphic" style:parent-style-name="standard" style:list-style-name="L1">
      <style:graphic-properties draw:opacity="50%" draw:textarea-vertical-align="middle"/>
      <style:paragraph-properties style:writing-mode="lr-tb"/>
    </style:style>
    <style:style style:name="gr53" style:family="graphic" style:parent-style-name="standard" style:list-style-name="L1">
      <style:graphic-properties draw:opacity="50%" draw:textarea-vertical-align="middl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607cm" fo:min-width="0.88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fill-color="#ffde59" draw:opacity="50%" draw:textarea-horizontal-align="justify" draw:textarea-vertical-align="middle" draw:auto-grow-height="false" fo:min-height="1.5cm" fo:min-width="1.25cm" style:writing-mode="lr-tb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opacity="50%" draw:textarea-vertical-align="middle" fo:min-height="0.385cm" fo:padding-top="0.141cm" fo:padding-bottom="0.141cm" fo:padding-left="0.141cm" fo:padding-right="0.141cm"/>
      <style:paragraph-properties style:writing-mode="lr-tb"/>
    </style:style>
    <style:style style:name="gr57" style:family="graphic">
      <style:graphic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opacity="50%" draw:textarea-vertical-align="middle" fo:min-height="0.632cm" fo:padding-top="0.141cm" fo:padding-bottom="0.141cm" fo:padding-left="0.141cm" fo:padding-right="0.1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559cm" fo:min-width="1.28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8080" draw:opacity="50%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cc66" draw:opacity="50%"/>
      <style:paragraph-properties fo:text-align="center"/>
      <style:text-properties fo:font-size="9pt" fo:language="en" fo:country="CA" style:font-size-asian="9pt" style:font-size-complex="9pt"/>
    </style:style>
    <style:style style:name="P5" style:family="paragraph">
      <loext:graphic-properties draw:fill="none" draw:opacity="50%"/>
      <style:text-properties fo:language="en" fo:country="CA"/>
    </style:style>
    <style:style style:name="P6" style:family="paragraph">
      <loext:graphic-properties draw:fill="solid" draw:fill-color="#ffffff" draw:opacity="50%"/>
      <style:text-properties fo:language="en" fo:country="CA"/>
    </style:style>
    <style:style style:name="P7" style:family="paragraph">
      <loext:graphic-properties draw:fill="none" draw:fill-color="#ffffff"/>
      <style:text-properties fo:language="en" fo:country="CA"/>
    </style:style>
    <style:style style:name="P8" style:family="paragraph">
      <loext:graphic-properties draw:fill="none" draw:fill-color="#ffffff" draw:opacity="50%"/>
      <style:text-properties fo:language="en" fo:country="CA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loext:graphic-properties draw:fill="none" draw:fill-color="#ffffff" draw:opacity="50%"/>
      <style:paragraph-properties fo:margin-left="0cm" fo:margin-right="0cm" fo:margin-top="0cm" fo:margin-bottom="0cm" fo:line-height="120%" fo:text-align="start" fo:text-indent="0cm"/>
      <style:text-properties fo:font-size="18pt" fo:language="en" fo:country="CA" fo:font-weight="normal" style:font-weight-asian="normal" style:font-weight-complex="normal"/>
    </style:style>
    <style:style style:name="P11" style:family="paragraph">
      <loext:graphic-properties draw:fill="solid" draw:fill-color="#ffffff" draw:opacity="50%"/>
      <style:paragraph-properties fo:text-align="center"/>
      <style:text-properties fo:language="en" fo:country="CA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opacity="50%"/>
      <style:text-properties fo:font-size="18pt"/>
    </style:style>
    <style:style style:name="P15" style:family="paragraph">
      <style:paragraph-properties fo:margin-left="0cm" fo:margin-right="0cm" fo:margin-top="0cm" fo:margin-bottom="0cm" fo:line-height="120%" fo:text-align="end" fo:text-indent="0cm"/>
    </style:style>
    <style:style style:name="P16" style:family="paragraph">
      <loext:graphic-properties draw:fill="none" draw:fill-color="#ffffff" draw:opacity="50%"/>
      <style:paragraph-properties fo:margin-left="0cm" fo:margin-right="0cm" fo:margin-top="0cm" fo:margin-bottom="0cm" fo:line-height="120%" fo:text-align="end" fo:text-indent="0cm"/>
      <style:text-properties fo:font-size="18pt" fo:language="en" fo:country="CA" fo:font-weight="normal" style:font-weight-asian="normal" style:font-weight-complex="normal"/>
    </style:style>
    <style:style style:name="P17" style:family="paragraph">
      <loext:graphic-properties draw:fill="none" draw:fill-color="#ffffff" draw:opacity="50%"/>
      <style:paragraph-properties fo:margin-left="0cm" fo:margin-right="0cm" fo:margin-top="0cm" fo:margin-bottom="0cm" fo:line-height="120%" fo:text-align="end" fo:text-indent="0cm"/>
      <style:text-properties fo:font-size="18pt" fo:language="en" fo:country="CA"/>
    </style:style>
    <style:style style:name="P18" style:family="paragraph">
      <style:paragraph-properties fo:margin-left="0cm" fo:margin-right="0cm" fo:margin-top="0cm" fo:margin-bottom="0cm" fo:line-height="12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font-size="8pt" fo:language="en" fo:country="CA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 draw:opacity="50%"/>
      <style:paragraph-properties fo:margin-left="0cm" fo:margin-right="0cm" fo:margin-top="0cm" fo:margin-bottom="0cm" fo:line-height="120%" fo:text-align="start" fo:text-indent="0cm"/>
      <style:text-properties fo:font-size="7pt" fo:language="en" fo:country="CA" fo:font-weight="normal" style:font-size-asian="7pt" style:font-weight-asian="normal" style:font-size-complex="7pt" style:font-weight-complex="normal"/>
    </style:style>
    <style:style style:name="P21" style:family="paragraph">
      <style:paragraph-properties fo:line-height="120%"/>
    </style:style>
    <style:style style:name="P22" style:family="paragraph">
      <loext:graphic-properties draw:fill="none" draw:fill-color="#ffffff" draw:opacity="50%"/>
      <style:paragraph-properties fo:margin-left="0cm" fo:margin-right="0cm" fo:margin-top="0cm" fo:margin-bottom="0cm" fo:line-height="120%" fo:text-align="start" fo:text-indent="0cm"/>
      <style:text-properties fo:font-size="8pt" fo:language="en" fo:country="CA" fo:font-weight="normal" style:font-size-asian="9pt" style:font-weight-asian="normal" style:font-size-complex="9pt" style:font-weight-complex="normal"/>
    </style:style>
    <style:style style:name="P23" style:family="paragraph">
      <loext:graphic-properties draw:fill="none" draw:opacity="50%"/>
      <style:text-properties fo:font-size="7pt" style:font-size-asian="7pt" style:font-size-complex="7pt"/>
    </style:style>
    <style:style style:name="P24" style:family="paragraph">
      <loext:graphic-properties draw:fill="none" draw:opacity="50%"/>
      <style:paragraph-properties fo:text-align="center"/>
    </style:style>
    <style:style style:name="P25" style:family="paragraph">
      <style:paragraph-properties fo:margin-left="0cm" fo:margin-right="0cm" fo:text-align="center" fo:text-indent="0cm" style:writing-mode="lr-tb"/>
    </style:style>
    <style:style style:name="P26" style:family="paragraph">
      <loext:graphic-properties draw:fill="solid" draw:fill-color="#e8a202" draw:opacity="50%"/>
      <style:paragraph-properties fo:margin-left="0cm" fo:margin-right="0cm" fo:text-align="center" fo:text-indent="0cm"/>
      <style:text-properties fo:color="#ffffff" loext:opacity="100%" loext:color-lum-mod="100%" loext:color-lum-off="0%" fo:font-size="10pt" fo:language="en" fo:country="CA" fo:font-weight="normal" style:font-size-asian="10pt" style:font-weight-asian="normal" style:font-size-complex="10pt" style:font-weight-complex="normal"/>
    </style:style>
    <style:style style:name="P27" style:family="paragraph">
      <loext:graphic-properties draw:fill="solid" draw:fill-color="#8d281e" draw:opacity="50%"/>
      <style:paragraph-properties fo:text-align="center"/>
      <style:text-properties fo:color="#ffffff" loext:opacity="100%" loext:color-lum-mod="100%" loext:color-lum-off="0%" fo:font-size="10pt" fo:language="en" fo:country="CA" fo:font-weight="normal" style:font-size-asian="10pt" style:font-weight-asian="normal" style:font-size-complex="10pt" style:font-weight-complex="normal"/>
    </style:style>
    <style:style style:name="P28" style:family="paragraph">
      <loext:graphic-properties draw:fill="solid" draw:fill-color="#e8a202" draw:opacity="50%"/>
      <style:paragraph-properties fo:margin-left="0cm" fo:margin-right="0cm" fo:text-align="center" fo:text-indent="0cm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9" style:family="paragraph">
      <loext:graphic-properties draw:fill="solid" draw:fill-color="#8d281e" draw:opacity="50%"/>
      <style:paragraph-properties fo:margin-left="0cm" fo:margin-right="0cm" fo:text-align="center" fo:text-indent="0cm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0" style:family="paragraph">
      <loext:graphic-properties draw:fill-color="#ffffff" draw:opacity="50%"/>
      <style:paragraph-properties fo:text-align="center"/>
    </style:style>
    <style:style style:name="P31" style:family="paragraph">
      <loext:graphic-properties draw:opacity="50%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 draw:opacity="50%"/>
      <style:paragraph-properties fo:margin-left="0cm" fo:margin-right="0cm" fo:margin-top="0cm" fo:margin-bottom="0cm" fo:line-height="100%" fo:text-align="center" fo:text-indent="0cm"/>
      <style:text-properties fo:font-size="18pt" fo:language="en" fo:country="CA"/>
    </style:style>
    <style:style style:name="P34" style:family="paragraph">
      <loext:graphic-properties draw:fill="none" draw:fill-color="#ffffff" draw:opacity="50%"/>
      <style:text-properties fo:font-size="7pt" style:font-size-asian="7pt" style:font-size-complex="7pt"/>
    </style:style>
    <style:style style:name="P35" style:family="paragraph">
      <loext:graphic-properties draw:fill="solid" draw:fill-color="#00a933" draw:opacity="50%"/>
      <style:paragraph-properties fo:margin-left="0cm" fo:margin-right="0cm" fo:text-align="center" fo:text-indent="0cm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6" style:family="paragraph">
      <loext:graphic-properties draw:fill="solid" draw:fill-color="#000000" draw:opacity="50%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7" style:family="paragraph">
      <loext:graphic-properties draw:fill="solid" draw:fill-color="#5983b0" draw:opacity="50%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8" style:family="paragraph">
      <loext:graphic-properties draw:fill="solid" draw:fill-color="#00a933" draw:opacity="50%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9" style:family="paragraph">
      <loext:graphic-properties draw:fill="solid" draw:fill-color="#e8a202" draw:opacity="50%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8pt" fo:language="en" fo:country="CA" fo:font-weight="normal" style:font-size-asian="8pt" style:font-weight-asian="normal" style:font-size-complex="8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6pt" fo:language="en" fo:country="CA" fo:font-weight="normal" style:font-size-asian="6pt" style:font-weight-asian="normal" style:font-size-complex="6pt" style:font-weight-complex="normal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loext:graphic-properties draw:fill="solid" draw:fill-color="#3dc4e3" draw:opacity="50%"/>
      <style:paragraph-properties fo:margin-left="0cm" fo:margin-right="0cm" fo:text-align="center" fo:text-indent="0cm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4" style:family="paragraph">
      <loext:graphic-properties draw:fill="solid" draw:fill-color="#3de3db" draw:opacity="50%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5" style:family="paragraph">
      <loext:graphic-properties draw:fill="solid" draw:fill-color="#5983b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6" style:family="paragraph">
      <loext:graphic-properties draw:fill="solid" draw:fill-color="#00a933"/>
      <style:paragraph-properties fo:margin-left="0cm" fo:margin-right="0cm" fo:text-align="center" fo:text-indent="0cm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7" style:family="paragraph">
      <loext:graphic-properties draw:fill="solid" draw:fill-color="#8d281e"/>
      <style:paragraph-properties fo:text-align="center"/>
      <style:text-properties fo:color="#ffffff" loext:opacity="100%" loext:color-lum-mod="100%" loext:color-lum-off="0%" fo:font-size="10pt" fo:language="en" fo:country="CA" fo:font-weight="normal" style:font-size-asian="10pt" style:font-weight-asian="normal" style:font-size-complex="10pt" style:font-weight-complex="normal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 draw:opacity="50%"/>
      <style:paragraph-properties fo:text-align="center"/>
      <style:text-properties fo:font-size="7pt" style:font-size-asian="7pt" style:font-size-complex="7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8pt" fo:language="en" fo:country="CA" fo:font-weight="normal" style:font-size-asian="9pt" style:font-weight-asian="normal" style:font-size-complex="9pt" style:font-weight-complex="normal"/>
    </style:style>
    <style:style style:name="P54" style:family="paragraph">
      <loext:graphic-properties draw:fill-color="#ffde59" draw:opacity="50%"/>
      <style:paragraph-properties fo:text-align="center" style:writing-mode="lr-tb"/>
      <style:text-properties fo:font-size="7pt" style:font-size-asian="7pt" style:font-size-complex="7pt"/>
    </style:style>
    <style:style style:name="P55" style:family="paragraph">
      <loext:graphic-properties draw:fill="none" draw:fill-color="#ffffff" draw:opacity="50%"/>
      <style:paragraph-properties fo:margin-left="0cm" fo:margin-right="0cm" fo:margin-top="0cm" fo:margin-bottom="0cm" fo:line-height="100%" fo:text-align="center" fo:text-indent="0cm"/>
      <style:text-properties fo:color="#990066" loext:opacity="100%" loext:color-lum-mod="100%" loext:color-lum-off="0%" fo:font-size="18pt" fo:language="en" fo:country="CA"/>
    </style:style>
    <style:style style:name="T1" style:family="text">
      <style:text-properties fo:font-size="9pt" fo:language="en" fo:country="CA" style:font-size-asian="9pt" style:font-size-complex="9pt"/>
    </style:style>
    <style:style style:name="T2" style:family="text">
      <style:text-properties fo:color="#000000" loext:opacity="100%" style:font-name="Arial1" fo:font-size="7pt" fo:language="en" fo:country="CA" fo:font-weight="normal" style:font-name-asian="Arial1" style:font-size-asian="7pt" style:font-weight-asian="normal" style:font-name-complex="Arial1" style:font-size-complex="7pt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Arial1" fo:font-size="7pt" fo:language="en" fo:country="CA" fo:text-shadow="none" fo:font-weight="normal" style:font-name-asian="Arial1" style:font-size-asian="7pt" style:font-weight-asian="normal" style:font-name-complex="Arial1" style:font-size-complex="7pt" style:font-weight-complex="normal"/>
    </style:style>
    <style:style style:name="T5" style:family="text">
      <style:text-properties fo:color="#000000" loext:opacity="100%" style:font-name="Arial1" fo:font-size="7pt" fo:language="en" fo:country="CA" style:font-name-asian="Arial1" style:font-size-asian="7pt" style:font-name-complex="Arial1" style:font-size-complex="7pt"/>
    </style:style>
    <style:style style:name="T6" style:family="text">
      <style:text-properties fo:color="#000000" loext:opacity="100%" style:font-name="Arial1" fo:font-size="8pt" fo:language="en" fo:country="CA" fo:font-weight="bold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000000" loext:opacity="100%" style:font-name="Arial1" fo:font-size="12pt" fo:language="en" fo:country="CA" fo:font-weight="bold" style:font-name-asian="Arial1" style:font-size-asian="12pt" style:font-weight-asian="bold" style:font-name-complex="Arial1" style:font-size-complex="12pt" style:font-weight-complex="bold"/>
    </style:style>
    <style:style style:name="T8" style:family="text">
      <style:text-properties fo:color="#000000" loext:opacity="100%" style:font-name="Arial1" fo:font-size="8pt" fo:language="en" fo:country="CA" fo:font-weight="normal" style:font-name-asian="Arial1" style:font-size-asian="9pt" style:font-weight-asian="normal" style:font-name-complex="Arial1" style:font-size-complex="9pt" style:font-weight-complex="normal"/>
    </style:style>
    <style:style style:name="T9" style:family="text">
      <style:text-properties fo:font-size="7pt" fo:language="en" fo:country="CA" style:font-size-asian="7pt" style:font-size-complex="7pt"/>
    </style:style>
    <style:style style:name="T10" style:family="text">
      <style:text-properties fo:color="#ffffff" loext:opacity="100%" style:font-name="Arial2" fo:font-size="10pt" fo:language="en" fo:country="CA" style:letter-kerning="true" style:font-name-asian="Microsoft YaHei1" style:font-size-asian="10pt" style:font-name-complex="Mangal" style:font-size-complex="10pt"/>
    </style:style>
    <style:style style:name="T11" style:family="text">
      <style:text-properties fo:color="#ffffff" loext:opacity="100%" fo:font-size="10pt" fo:language="en" fo:country="CA" fo:font-weight="normal" style:font-size-asian="10pt" style:font-weight-asian="normal" style:font-size-complex="10pt" style:font-weight-complex="normal"/>
    </style:style>
    <style:style style:name="T12" style:family="text">
      <style:text-properties fo:color="#ffffff" loext:opacity="100%" style:font-name="Arial2" fo:font-size="12pt" fo:language="en" fo:country="CA" style:letter-kerning="true" style:font-name-asian="Microsoft YaHei1" style:font-size-asian="18pt" style:font-name-complex="Mangal" style:font-size-complex="18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language="en" fo:country="US" style:font-size-asian="7pt" style:font-size-complex="7pt"/>
    </style:style>
    <style:style style:name="T15" style:family="text">
      <style:text-properties fo:color="#ffffff" loext:opacity="100%" fo:font-size="12pt" fo:language="en" fo:country="CA" fo:font-weight="normal" style:font-weight-asian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color="#000000" loext:opacity="100%" style:font-name="Arial1" fo:font-size="8pt" fo:language="en" fo:country="CA" fo:font-weight="normal" style:font-name-asian="Arial1" style:font-size-asian="8pt" style:font-weight-asian="normal" style:font-name-complex="Arial1" style:font-size-complex="8pt" style:font-weight-complex="normal"/>
    </style:style>
    <style:style style:name="T18" style:family="text">
      <style:text-properties fo:color="#000000" loext:opacity="100%" style:font-name="Arial1" fo:font-size="6pt" fo:language="en" fo:country="CA" fo:font-weight="normal" style:font-name-asian="Arial1" style:font-size-asian="6pt" style:font-weight-asian="normal" style:font-name-complex="Arial1" style:font-size-complex="6pt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Arial1" fo:font-size="8pt" fo:language="en" fo:country="CA" style:font-name-asian="Arial1" style:font-size-asian="9pt" style:font-name-complex="Arial1" style:font-size-complex="9pt"/>
    </style:style>
    <style:style style:name="T23" style:family="text">
      <style:text-properties fo:color="#990066" loext:opacity="100%" style:font-name="Arial1" fo:font-size="7pt" fo:language="en" fo:country="CA" style:font-name-asian="Arial1" style:font-size-asian="7pt" style:font-name-complex="Arial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3.1cm" svg:height="20.3cm" svg:x="4cm" svg:y="5.7cm">
          <text:p/>
        </draw:rect>
        <draw:custom-shape draw:style-name="gr2" draw:text-style-name="P2" draw:layer="layout" svg:width="5cm" svg:height="5cm" svg:x="5.705cm" svg:y="18.976cm">
          <text:p/>
          <draw:enhanced-geometry svg:viewBox="0 0 21600 21600" draw:type="rectangle" draw:enhanced-path="M 0 0 L 21600 0 21600 21600 0 21600 0 0 Z N"/>
        </draw:custom-shape>
        <draw:polygon draw:style-name="gr3" draw:text-style-name="P4" draw:layer="layout" svg:width="1.999cm" svg:height="1.999cm" svg:x="7.184cm" svg:y="20.473cm" svg:viewBox="0 0 2000 2000" draw:points="0,2000 2000,2000 2000,0 0,0">
          <text:p text:style-name="P3"><text:span text:style-name="T1">Platform</text:span></text:p>
        </draw:polygon>
        <draw:polygon draw:style-name="gr4" draw:text-style-name="P5" draw:layer="layout" svg:width="1.999cm" svg:height="1.999cm" svg:x="7.184cm" svg:y="20.473cm" svg:viewBox="0 0 2000 2000" draw:points="0,2000 2000,2000 2000,0 0,0">
          <text:p/>
        </draw:polygon>
        <draw:g>
          <draw:path draw:style-name="gr5" draw:text-style-name="P6" draw:layer="layout" svg:width="0.261cm" svg:height="0.298cm" svg:x="8.362cm" svg:y="16.4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8.362cm" svg:y="16.4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7.978cm" svg:y="16.4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7.978cm" svg:y="16.4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9.262cm" svg:y="16.4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9.262cm" svg:y="16.4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8.878cm" svg:y="16.4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8.878cm" svg:y="16.4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10.162cm" svg:y="16.42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0.162cm" svg:y="16.42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9.778cm" svg:y="16.42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9.778cm" svg:y="16.42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path draw:style-name="gr5" draw:text-style-name="P6" draw:layer="layout" svg:width="0.307cm" svg:height="0.284cm" svg:x="12.797cm" svg:y="20.906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<text:p/>
        </draw:path>
        <draw:path draw:style-name="gr4" draw:text-style-name="P5" draw:layer="layout" svg:width="0.307cm" svg:height="0.284cm" svg:x="12.797cm" svg:y="20.906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<text:p/>
        </draw:path>
        <draw:path draw:style-name="gr5" draw:text-style-name="P6" draw:layer="layout" svg:width="0.307cm" svg:height="0.284cm" svg:x="12.711cm" svg:y="20.421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<text:p/>
        </draw:path>
        <draw:path draw:style-name="gr4" draw:text-style-name="P5" draw:layer="layout" svg:width="0.307cm" svg:height="0.284cm" svg:x="12.711cm" svg:y="20.421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<text:p/>
        </draw:path>
        <draw:path draw:style-name="gr5" draw:text-style-name="P6" draw:layer="layout" svg:width="0.307cm" svg:height="0.284cm" svg:x="12.62cm" svg:y="19.906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<text:p/>
        </draw:path>
        <draw:path draw:style-name="gr4" draw:text-style-name="P5" draw:layer="layout" svg:width="0.307cm" svg:height="0.284cm" svg:x="12.62cm" svg:y="19.906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<text:p/>
        </draw:path>
        <draw:path draw:style-name="gr5" draw:text-style-name="P6" draw:layer="layout" svg:width="0.307cm" svg:height="0.284cm" svg:x="12.619cm" svg:y="19.9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<text:p/>
        </draw:path>
        <draw:path draw:style-name="gr4" draw:text-style-name="P5" draw:layer="layout" svg:width="0.307cm" svg:height="0.284cm" svg:x="12.619cm" svg:y="19.9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<text:p/>
        </draw:path>
        <draw:path draw:style-name="gr5" draw:text-style-name="P6" draw:layer="layout" svg:width="0.299cm" svg:height="0.261cm" svg:x="11.192cm" svg:y="19.888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<text:p/>
        </draw:path>
        <draw:path draw:style-name="gr4" draw:text-style-name="P5" draw:layer="layout" svg:width="0.299cm" svg:height="0.261cm" svg:x="11.192cm" svg:y="19.888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<text:p/>
        </draw:path>
        <draw:polygon draw:style-name="gr5" draw:text-style-name="P6" draw:layer="layout" svg:width="0.498cm" svg:height="0.499cm" svg:x="10.709cm" svg:y="19.79cm" svg:viewBox="0 0 499 500" draw:points="0,500 499,500 499,0 0,0">
          <text:p/>
        </draw:polygon>
        <draw:polygon draw:style-name="gr4" draw:text-style-name="P5" draw:layer="layout" svg:width="0.498cm" svg:height="0.499cm" svg:x="10.709cm" svg:y="19.79cm" svg:viewBox="0 0 499 500" draw:points="0,500 499,500 499,0 0,0">
          <text:p/>
        </draw:polygon>
        <draw:path draw:style-name="gr5" draw:text-style-name="P6" draw:layer="layout" svg:width="0.299cm" svg:height="0.261cm" svg:x="11.192cm" svg:y="21.366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<text:p/>
        </draw:path>
        <draw:path draw:style-name="gr4" draw:text-style-name="P5" draw:layer="layout" svg:width="0.299cm" svg:height="0.261cm" svg:x="11.192cm" svg:y="21.366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<text:p/>
        </draw:path>
        <draw:polygon draw:style-name="gr5" draw:text-style-name="P6" draw:layer="layout" svg:width="0.498cm" svg:height="0.499cm" svg:x="10.699cm" svg:y="21.258cm" svg:viewBox="0 0 499 500" draw:points="0,500 499,500 499,0 0,0">
          <text:p/>
        </draw:polygon>
        <draw:polygon draw:style-name="gr4" draw:text-style-name="P5" draw:layer="layout" svg:width="0.498cm" svg:height="0.499cm" svg:x="10.699cm" svg:y="21.258cm" svg:viewBox="0 0 499 500" draw:points="0,500 499,500 499,0 0,0">
          <text:p/>
        </draw:polygon>
        <draw:path draw:style-name="gr5" draw:text-style-name="P6" draw:layer="layout" svg:width="0.298cm" svg:height="0.261cm" svg:x="11.109cm" svg:y="22.8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<text:p/>
        </draw:path>
        <draw:path draw:style-name="gr4" draw:text-style-name="P5" draw:layer="layout" svg:width="0.298cm" svg:height="0.261cm" svg:x="11.109cm" svg:y="22.8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<text:p/>
        </draw:path>
        <draw:polygon draw:style-name="gr5" draw:text-style-name="P6" draw:layer="layout" svg:width="0.498cm" svg:height="0.499cm" svg:x="10.712cm" svg:y="22.745cm" svg:viewBox="0 0 499 500" draw:points="0,500 499,500 499,0 0,0">
          <text:p/>
        </draw:polygon>
        <draw:polygon draw:style-name="gr4" draw:text-style-name="P5" draw:layer="layout" svg:width="0.498cm" svg:height="0.499cm" svg:x="10.712cm" svg:y="22.745cm" svg:viewBox="0 0 499 500" draw:points="0,500 499,500 499,0 0,0">
          <text:p/>
        </draw:polygon>
        <draw:frame draw:style-name="gr6" draw:text-style-name="P7" draw:layer="layout" svg:width="0.017cm" svg:height="1.236cm" svg:x="8.375cm" svg:y="24.282cm">
          <draw:text-box>
            <text:p/>
          </draw:text-box>
        </draw:frame>
        <draw:frame draw:style-name="gr7" draw:text-style-name="P8" draw:layer="layout" svg:width="0.277cm" svg:height="1.236cm" svg:x="6.685cm" svg:y="21.721cm">
          <draw:text-box>
            <text:p/>
          </draw:text-box>
        </draw:frame>
        <draw:frame draw:style-name="gr7" draw:text-style-name="P8" draw:layer="layout" svg:width="0.282cm" svg:height="1.236cm" svg:x="11.732cm" svg:y="21.988cm">
          <draw:text-box>
            <text:p/>
          </draw:text-box>
        </draw:frame>
        <draw:frame draw:style-name="gr7" draw:text-style-name="P8" draw:layer="layout" svg:width="0.282cm" svg:height="1.236cm" svg:x="11.626cm" svg:y="21.988cm">
          <draw:text-box>
            <text:p/>
          </draw:text-box>
        </draw:frame>
        <draw:frame draw:style-name="gr8" draw:text-style-name="P7" draw:layer="layout" svg:width="0.282cm" svg:height="1.236cm" svg:x="15.321cm" svg:y="5.341cm">
          <draw:text-box>
            <text:p/>
          </draw:text-box>
        </draw:frame>
        <draw:frame draw:style-name="gr9" draw:text-style-name="P10" draw:layer="layout" svg:width="2.271cm" svg:height="1.343cm" svg:x="5.921cm" svg:y="19.26cm">
          <draw:text-box>
            <text:p text:style-name="P9"><text:span text:style-name="T2">Attempt Board</text:span></text:p>
          </draw:text-box>
        </draw:frame>
        <draw:custom-shape draw:style-name="gr10" draw:text-style-name="P11" draw:layer="layout" svg:width="0.8cm" svg:height="0.1cm" draw:transform="rotate (1.19747039979331) translate (5.83cm 19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6" draw:layer="layout" svg:width="0.733cm" svg:height="1.459cm" svg:x="12.225cm" svg:y="19.868cm" svg:viewBox="0 0 734 1460" draw:points="242,1460 734,1373 492,0 0,87">
          <text:p/>
        </draw:polygon>
        <draw:polygon draw:style-name="gr11" draw:text-style-name="P6" draw:layer="layout" svg:width="0.733cm" svg:height="1.459cm" svg:x="12.225cm" svg:y="19.868cm" svg:viewBox="0 0 734 1460" draw:points="242,1460 734,1373 492,0 0,87">
          <text:p/>
        </draw:polygon>
        <draw:path draw:style-name="gr5" draw:text-style-name="P6" draw:layer="layout" svg:width="0.237cm" svg:height="0.243cm" svg:x="12.293cm" svg:y="20.308cm" svg:viewBox="0 0 238 244" svg:d="M194 241l-62-14-33-184 54-35c10 40 17 74 25 115 7 43 12 77 16 118zM132 227l-99 17c-10-32-17-58-23-90-5-34-8-61-10-94l99-17zM238 233l-44 8c-4-41-9-75-16-118-8-41-15-75-25-115l44-8c11 40 19 74 26 115 7 43 12 77 15 118z">
          <text:p/>
        </draw:path>
        <draw:path draw:style-name="gr4" draw:text-style-name="P5" draw:layer="layout" svg:width="0.237cm" svg:height="0.243cm" svg:x="12.293cm" svg:y="20.308cm" svg:viewBox="0 0 238 244" svg:d="M194 241l-62-14-33-184 54-35c10 40 17 74 25 115 7 43 12 77 16 118zM132 227l-99 17c-10-32-17-58-23-90-5-34-8-61-10-94l99-17zM238 233l-44 8c-4-41-9-75-16-118-8-41-15-75-25-115l44-8c11 40 19 74 26 115 7 43 12 77 15 118z">
          <text:p/>
        </draw:path>
        <draw:measure draw:style-name="gr12" draw:text-style-name="P13" draw:layer="layout" svg:x1="7.219cm" svg:y1="24.269cm" svg:x2="9.219cm" svg:y2="24.269cm">
          <text:p text:style-name="P12"><text:span text:style-name="T3"><text:measure text:kind="gap"/></text:span><text:span text:style-name="T3">4m </text:span><text:span text:style-name="T3"><text:measure text:kind="unit"/></text:span><text:span text:style-name="T3"><text:measure text:kind="gap"/></text:span></text:p>
        </draw:measure>
        <draw:frame draw:style-name="gr13" draw:text-style-name="P14" draw:layer="layout" svg:width="0.502cm" svg:height="1.204cm" svg:x="10.99cm" svg:y="19.86cm">
          <draw:text-box>
            <text:p/>
          </draw:text-box>
        </draw:frame>
        <draw:measure draw:style-name="gr14" draw:text-style-name="P13" draw:layer="layout" svg:x1="9.22cm" svg:y1="24.269cm" svg:x2="11.22cm" svg:y2="24.269cm">
          <text:p text:style-name="P12"><text:span text:style-name="T3"><text:measure text:kind="gap"/></text:span><text:span text:style-name="T3">4m </text:span><text:span text:style-name="T3"><text:measure text:kind="unit"/></text:span><text:span text:style-name="T3"><text:measure text:kind="gap"/></text:span></text:p>
        </draw:measure>
        <draw:frame draw:style-name="gr15" draw:text-style-name="P16" draw:layer="layout" svg:width="1.638cm" svg:height="0.613cm" svg:x="9.617cm" svg:y="23.902cm">
          <draw:text-box>
            <text:p text:style-name="P15"><text:span text:style-name="T4">Countdown</text:span></text:p>
          </draw:text-box>
        </draw:frame>
        <draw:measure draw:style-name="gr16" draw:text-style-name="P13" draw:layer="layout" svg:x1="5.72cm" svg:y1="24.269cm" svg:x2="7.22cm" svg:y2="24.269cm">
          <text:p text:style-name="P12"><text:span text:style-name="T3">3m </text:span><text:span text:style-name="T3"><text:measure text:kind="unit"/></text:span><text:span text:style-name="T3"><text:measure text:kind="gap"/></text:span></text:p>
        </draw:measure>
        <draw:measure draw:style-name="gr17" draw:text-style-name="P13" draw:layer="layout" svg:x1="11.804cm" svg:y1="23.009cm" svg:x2="11.805cm" svg:y2="21.509cm">
          <text:p text:style-name="P12"><text:span text:style-name="T3"><text:measure text:kind="gap"/></text:span><text:span text:style-name="T3">3m</text:span></text:p>
        </draw:measure>
        <draw:polygon draw:style-name="gr5" draw:text-style-name="P6" draw:layer="layout" svg:width="0.899cm" svg:height="0.499cm" svg:x="9.645cm" svg:y="16.586cm" svg:viewBox="0 0 900 500" draw:points="900,500 900,1 0,0 0,500">
          <text:p/>
        </draw:polygon>
        <draw:polygon draw:style-name="gr4" draw:text-style-name="P5" draw:layer="layout" svg:width="0.899cm" svg:height="0.499cm" svg:x="9.645cm" svg:y="16.586cm" svg:viewBox="0 0 900 500" draw:points="900,500 900,1 0,0 0,500">
          <text:p/>
        </draw:polygon>
        <draw:path draw:style-name="gr5" draw:text-style-name="P6" draw:layer="layout" svg:width="0.188cm" svg:height="0.215cm" svg:x="9.82cm" svg:y="16.781cm" svg:viewBox="0 0 189 216" svg:d="M189 50l-20 59h-149l-20-59c33-3 61-4 94-4 34 0 62 1 95 4zM169 109v101c-26 4-48 6-74 6-27 0-49-2-75-6v-101zM189 6v44c-33-3-61-4-95-4-33 0-61 1-94 4v-44c33-4 61-6 94-6 34 0 62 2 95 6z">
          <text:p/>
        </draw:path>
        <draw:path draw:style-name="gr4" draw:text-style-name="P5" draw:layer="layout" svg:width="0.188cm" svg:height="0.215cm" svg:x="9.82cm" svg:y="16.781cm" svg:viewBox="0 0 189 216" svg:d="M189 50l-20 59h-149l-20-59c33-3 61-4 94-4 34 0 62 1 95 4zM169 109v101c-26 4-48 6-74 6-27 0-49-2-75-6v-101zM189 6v44c-33-3-61-4-95-4-33 0-61 1-94 4v-44c33-4 61-6 94-6 34 0 62 2 95 6z">
          <text:p/>
        </draw:path>
        <draw:custom-shape draw:style-name="gr18" draw:text-style-name="P11" draw:layer="layout" svg:width="0.501cm" svg:height="0.059cm" draw:transform="rotate (-1.5688764646177) translate (4.17cm 10.1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5cm" svg:height="0.059cm" draw:transform="rotate (-1.5688764646177) translate (4.17cm 10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499cm" svg:height="0.059cm" draw:transform="rotate (-1.5688764646177) translate (4.17cm 11.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7" draw:layer="layout" svg:width="1.594cm" svg:height="0.666cm" svg:x="8.461cm" svg:y="15.59cm">
          <draw:text-box>
            <text:p text:style-name="P15"><text:span text:style-name="T5">Timekeeper</text:span></text:p>
          </draw:text-box>
        </draw:frame>
        <draw:frame draw:style-name="gr21" draw:text-style-name="P17" draw:layer="layout" svg:width="1.493cm" svg:height="0.872cm" svg:x="7.575cm" svg:y="15.718cm">
          <draw:text-box>
            <text:p text:style-name="P15"><text:span text:style-name="T5">Announcer</text:span></text:p>
          </draw:text-box>
        </draw:frame>
        <draw:frame draw:style-name="gr22" draw:text-style-name="P19" draw:layer="layout" svg:width="5.178cm" svg:height="2.2cm" svg:x="7.881cm" svg:y="2.3cm">
          <draw:text-box>
            <text:p text:style-name="P18"><text:span text:style-name="T6">ESCENARIO DE COMPETENCIA</text:span></text:p>
            <text:p text:style-name="P18"><text:span text:style-name="T6">CAMPEONATO SUDAMERICANO</text:span></text:p>
            <text:p text:style-name="P18"><text:span text:style-name="T6">GUAYAQUIL, 3 AL 10 DE JULIO 2023</text:span></text:p>
            <text:p text:style-name="P18"><text:span text:style-name="T7">ALTERNATIVA “B”</text:span></text:p>
          </draw:text-box>
        </draw:frame>
        <draw:frame draw:style-name="gr23" draw:text-style-name="P20" draw:layer="layout" svg:width="1.423cm" svg:height="0.617cm" svg:x="4.21cm" svg:y="11.085cm">
          <draw:text-box>
            <text:p text:style-name="P9"><text:span text:style-name="T2">Live Video</text:span></text:p>
          </draw:text-box>
        </draw:frame>
        <draw:frame draw:style-name="gr24" draw:text-style-name="P22" draw:layer="layout" svg:width="1.543cm" svg:height="0.613cm" svg:x="4.174cm" svg:y="10.602cm">
          <draw:text-box>
            <text:p text:style-name="P21"><text:span text:style-name="T8">Score </text:span></text:p>
          </draw:text-box>
        </draw:frame>
        <draw:frame draw:style-name="gr25" draw:text-style-name="P10" draw:layer="layout" svg:width="2.249cm" svg:height="0.666cm" svg:x="9.466cm" svg:y="15.867cm">
          <draw:text-box>
            <text:p text:style-name="P9"><text:span text:style-name="T4">Secretary</text:span></text:p>
          </draw:text-box>
        </draw:frame>
        <draw:path draw:style-name="gr5" draw:text-style-name="P6" draw:layer="layout" svg:width="0.261cm" svg:height="0.298cm" svg:x="4.543cm" svg:y="13.76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<text:p/>
        </draw:path>
        <draw:path draw:style-name="gr4" draw:text-style-name="P5" draw:layer="layout" svg:width="0.298cm" svg:height="0.261cm" svg:x="4.529cm" svg:y="13.78cm" svg:viewBox="0 0 299 262" svg:d="M64 239c1-2 1-5 1-7 0-1 0-1 0-2s0-2 0-3c0 0 0-1 0-2l-9-93 9-94c0-1 0-2 0-3 0 0 0-1 0-2s0-1 0-2c0-2 0-5-1-7 5-6 11-10 17-14 12-7 24-10 38-10h105c14 0 26 3 37 10 12 7 21 16 28 27 7 12 10 24 10 38v112c0 14-3 26-10 37-7 12-16 21-27 28-12 7-24 10-38 10h-75-30-1c-14 0-25-3-37-10-7-4-12-8-17-13zM0 132l15 98c0 5 1 9 3 13 3 3 6 6 9 9 4 2 8 3 13 3h1c5 0 9-1 13-3 3-3 6-5 9-9 2-4 3-8 3-13 0-2 0-3-1-5l-9-93 9-94c1-2 1-3 1-5 0-5-1-9-3-13-3-4-6-6-9-9-4-2-8-3-13-3h-1c-5 0-9 1-13 3-3 3-6 6-9 9-2 4-3 8-3 13l-15 98z">
          <text:p/>
        </draw:path>
        <draw:path draw:style-name="gr5" draw:text-style-name="P6" draw:layer="layout" svg:width="0.261cm" svg:height="0.298cm" svg:x="4.57cm" svg:y="13.19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<text:p/>
        </draw:path>
        <draw:path draw:style-name="gr4" draw:text-style-name="P5" draw:layer="layout" svg:width="0.298cm" svg:height="0.261cm" svg:x="4.556cm" svg:y="13.215cm" svg:viewBox="0 0 299 262" svg:d="M64 239c1-2 1-5 1-7 0-1 0-1 0-2s0-2 0-3c0 0 0-1 0-2l-9-93 9-94c0-1 0-2 0-3 0 0 0-1 0-2s0-1 0-2c0-2 0-5-1-7 5-6 11-10 17-14 12-7 24-10 38-10h105c14 0 26 3 37 10 12 7 21 16 28 27 7 12 10 24 10 38v112c0 14-3 26-10 37-7 12-16 21-27 28-12 7-24 10-38 10h-75-30-1c-14 0-25-3-37-10-7-4-12-8-17-13zM0 132l15 98c0 5 1 9 3 13 3 3 6 6 9 9 4 2 8 3 13 3h1c5 0 9-1 13-3 3-3 6-5 9-9 2-4 3-8 3-13 0-2 0-3-1-5l-9-93 9-94c1-2 1-3 1-5 0-5-1-9-3-13-3-4-6-6-9-9-4-2-8-3-13-3h-1c-5 0-9 1-13 3-3 3-6 6-9 9-2 4-3 8-3 13l-15 98z">
          <text:p/>
        </draw:path>
        <draw:polygon draw:style-name="gr11" draw:text-style-name="P6" draw:layer="layout" svg:width="0.6cm" svg:height="1.481cm" svg:x="4.704cm" svg:y="12.701cm" svg:viewBox="0 0 601 1482" draw:points="3,1482 601,1482 600,0 0,0">
          <text:p/>
        </draw:polygon>
        <draw:path draw:style-name="gr4" draw:text-style-name="P5" draw:layer="layout" svg:width="0.215cm" svg:height="0.188cm" svg:x="4.793cm" svg:y="13.847cm" svg:viewBox="0 0 216 189" svg:d="M50 0l59 20v149l-59 20c-3-33-4-61-4-94 0-34 1-62 4-95zM109 20l101-1c4 26 6 48 6 74 0 27-2 49-6 75l-101 1zM6 0h44c-3 33-4 61-4 95 0 33 1 61 4 94h-44c-4-33-6-61-6-94 0-34 2-62 6-95z">
          <text:p/>
        </draw:path>
        <draw:frame draw:style-name="gr26" draw:text-style-name="P10" draw:layer="layout" svg:width="1.563cm" svg:height="1.025cm" svg:x="5.705cm" svg:y="20.28cm">
          <draw:text-box>
            <text:p text:style-name="P9"><text:span text:style-name="T2">Main</text:span><text:span text:style-name="T2"><text:line-break/></text:span><text:span text:style-name="T2">Scoreboard</text:span></text:p>
          </draw:text-box>
        </draw:frame>
        <draw:frame draw:style-name="gr27" draw:text-style-name="P23" draw:layer="layout" svg:width="1.709cm" svg:height="0.879cm" svg:x="4.488cm" svg:y="14.082cm">
          <draw:text-box>
            <text:p><text:span text:style-name="T9">Marshal</text:span></text:p>
            <text:p><text:span text:style-name="T9">+ owlcms</text:span></text:p>
          </draw:text-box>
        </draw:frame>
        <draw:line draw:style-name="gr28" draw:text-style-name="P24" draw:layer="layout" svg:x1="5.9cm" svg:y1="15.7cm" svg:x2="17.078cm" svg:y2="15.707cm">
          <text:p/>
        </draw:line>
        <draw:polygon draw:style-name="gr5" draw:text-style-name="P6" draw:layer="layout" svg:width="0.899cm" svg:height="0.499cm" svg:x="7.882cm" svg:y="16.586cm" svg:viewBox="0 0 900 500" draw:points="900,500 900,1 0,0 0,500">
          <text:p/>
        </draw:polygon>
        <draw:polygon draw:style-name="gr4" draw:text-style-name="P5" draw:layer="layout" svg:width="0.899cm" svg:height="0.499cm" svg:x="7.882cm" svg:y="16.586cm" svg:viewBox="0 0 900 500" draw:points="900,500 900,1 0,0 0,500">
          <text:p/>
        </draw:polygon>
        <draw:path draw:style-name="gr5" draw:text-style-name="P6" draw:layer="layout" svg:width="0.188cm" svg:height="0.215cm" svg:x="7.948cm" svg:y="16.733cm" svg:viewBox="0 0 189 216" svg:d="M189 50l-20 59h-149l-20-59c33-3 61-4 94-4 34 0 62 1 95 4zM169 109v101c-26 4-48 6-74 6-27 0-49-2-75-6v-101zM189 6v44c-33-3-61-4-95-4-33 0-61 1-94 4v-44c33-4 61-6 94-6 34 0 62 2 95 6z">
          <text:p/>
        </draw:path>
        <draw:path draw:style-name="gr4" draw:text-style-name="P5" draw:layer="layout" svg:width="0.188cm" svg:height="0.215cm" svg:x="7.948cm" svg:y="16.733cm" svg:viewBox="0 0 189 216" svg:d="M189 50l-20 59h-149l-20-59c33-3 61-4 94-4 34 0 62 1 95 4zM169 109v101c-26 4-48 6-74 6-27 0-49-2-75-6v-101zM189 6v44c-33-3-61-4-95-4-33 0-61 1-94 4v-44c33-4 61-6 94-6 34 0 62 2 95 6z">
          <text:p/>
        </draw:path>
        <draw:polygon draw:style-name="gr5" draw:text-style-name="P6" draw:layer="layout" svg:width="0.899cm" svg:height="0.499cm" svg:x="8.758cm" svg:y="16.585cm" svg:viewBox="0 0 900 500" draw:points="900,500 900,1 0,0 0,500">
          <text:p/>
        </draw:polygon>
        <draw:polygon draw:style-name="gr4" draw:text-style-name="P5" draw:layer="layout" svg:width="0.899cm" svg:height="0.499cm" svg:x="8.758cm" svg:y="16.585cm" svg:viewBox="0 0 900 500" draw:points="900,500 900,1 0,0 0,500">
          <text:p/>
        </draw:polygon>
        <draw:path draw:style-name="gr5" draw:text-style-name="P6" draw:layer="layout" svg:width="0.188cm" svg:height="0.215cm" svg:x="8.842cm" svg:y="16.707cm" svg:viewBox="0 0 189 216" svg:d="M189 50l-20 59h-149l-20-59c33-3 61-4 94-4 34 0 62 1 95 4zM169 109v101c-26 4-48 6-74 6-27 0-49-2-75-6v-101zM189 6v44c-33-3-61-4-95-4-33 0-61 1-94 4v-44c33-4 61-6 94-6 34 0 62 2 95 6z">
          <text:p/>
        </draw:path>
        <draw:path draw:style-name="gr4" draw:text-style-name="P5" draw:layer="layout" svg:width="0.188cm" svg:height="0.215cm" svg:x="8.842cm" svg:y="16.707cm" svg:viewBox="0 0 189 216" svg:d="M189 50l-20 59h-149l-20-59c33-3 61-4 94-4 34 0 62 1 95 4zM169 109v101c-26 4-48 6-74 6-27 0-49-2-75-6v-101zM189 6v44c-33-3-61-4-95-4-33 0-61 1-94 4v-44c33-4 61-6 94-6 34 0 62 2 95 6z">
          <text:p/>
        </draw:path>
        <draw:path draw:style-name="gr5" draw:text-style-name="P6" draw:layer="layout" svg:width="0.261cm" svg:height="0.298cm" svg:x="12.858cm" svg:y="16.34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<text:p/>
        </draw:path>
        <draw:path draw:style-name="gr4" draw:text-style-name="P5" draw:layer="layout" svg:width="0.261cm" svg:height="0.298cm" svg:x="12.858cm" svg:y="16.34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<text:p/>
        </draw:path>
        <draw:path draw:style-name="gr5" draw:text-style-name="P6" draw:layer="layout" svg:width="0.261cm" svg:height="0.298cm" svg:x="12.474cm" svg:y="16.34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<text:p/>
        </draw:path>
        <draw:path draw:style-name="gr4" draw:text-style-name="P5" draw:layer="layout" svg:width="0.261cm" svg:height="0.298cm" svg:x="12.474cm" svg:y="16.34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<text:p/>
        </draw:path>
        <draw:polygon draw:style-name="gr5" draw:text-style-name="P6" draw:layer="layout" svg:width="1.059cm" svg:height="0.5cm" svg:x="12.24cm" svg:y="16.501cm" svg:viewBox="0 0 1060 501" draw:points="1059,501 1060,2 1,0 0,500">
          <text:p/>
        </draw:polygon>
        <draw:polygon draw:style-name="gr4" draw:text-style-name="P5" draw:layer="layout" svg:width="1.059cm" svg:height="0.5cm" svg:x="12.24cm" svg:y="16.501cm" svg:viewBox="0 0 1060 501" draw:points="1059,501 1060,2 1,0 0,500">
          <text:p/>
        </draw:polygon>
        <draw:custom-shape draw:style-name="gr19" draw:text-style-name="P11" draw:layer="layout" svg:width="0.369cm" svg:height="0.051cm" draw:transform="skewX (-0.373674992851986) rotate (2.56458680288047) translate (5.316cm 12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369cm" svg:height="0.051cm" draw:transform="skewX (-0.373674992851986) translate (8.291cm 17.2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369cm" svg:height="0.051cm" draw:transform="skewX (-0.373674992851986) rotate (1.74550378491953) translate (12.188cm 21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6" draw:layer="layout" svg:width="0.236cm" svg:height="0.215cm" svg:x="12.363cm" svg:y="16.677cm" svg:viewBox="0 0 237 216" svg:d="M237 50l-25 59h-187l-25-59c41-3 76-4 118-4 43 0 78 1 119 4zM212 109v101c-33 4-60 6-93 6-34 0-61-2-94-6v-101zM237 6v44c-41-3-76-4-119-4-42 0-77 1-118 4v-44c41-4 76-6 118-6 43 0 78 2 119 6z">
          <text:p/>
        </draw:path>
        <draw:path draw:style-name="gr4" draw:text-style-name="P5" draw:layer="layout" svg:width="0.236cm" svg:height="0.215cm" svg:x="12.363cm" svg:y="16.677cm" svg:viewBox="0 0 237 216" svg:d="M237 50l-25 59h-187l-25-59c41-3 76-4 118-4 43 0 78 1 119 4zM212 109v101c-33 4-60 6-93 6-34 0-61-2-94-6v-101zM237 6v44c-41-3-76-4-119-4-42 0-77 1-118 4v-44c41-4 76-6 118-6 43 0 78 2 119 6z">
          <text:p/>
        </draw:path>
        <draw:custom-shape draw:style-name="gr19" draw:text-style-name="P11" draw:layer="layout" svg:width="0.369cm" svg:height="0.051cm" draw:transform="skewX (-0.373674992851986) rotate (3.1403709231134) translate (13.091cm 16.8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26" draw:layer="layout" svg:width="0.499cm" svg:height="0.47cm" svg:x="11.878cm" svg:y="21.203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5"><text:span text:style-name="T10">JV</text:span></text:p>
        </draw:path>
        <draw:path draw:style-name="gr30" draw:text-style-name="P27" draw:layer="layout" svg:width="0.499cm" svg:height="0.47cm" svg:x="11.878cm" svg:y="21.663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3"><text:span text:style-name="T11">LV</text:span></text:p>
        </draw:path>
        <draw:path draw:style-name="gr29" draw:text-style-name="P28" draw:layer="layout" svg:width="0.499cm" svg:height="0.47cm" svg:x="11.478cm" svg:y="20.727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5"><text:span text:style-name="T12">J</text:span></text:p>
        </draw:path>
        <draw:path draw:style-name="gr30" draw:text-style-name="P29" draw:layer="layout" svg:width="0.507cm" svg:height="0.47cm" svg:x="12.7cm" svg:y="17.006cm" svg:viewBox="0 0 508 471" svg:d="M0 236c0-44 10-81 34-118 24-38 52-64 93-87 41-22 80-31 127-31s86 9 127 31c41 23 69 49 93 87 24 37 34 74 34 118 0 43-10 80-34 117-24 38-52 64-93 87-41 22-80 31-127 31s-86-9-127-31c-41-23-69-49-93-87-24-37-34-74-34-117z">
          <text:p text:style-name="P25"><text:span text:style-name="T12">B</text:span></text:p>
        </draw:path>
        <draw:path draw:style-name="gr30" draw:text-style-name="P29" draw:layer="layout" svg:width="0.458cm" svg:height="0.47cm" svg:x="12.2cm" svg:y="17.006cm" svg:viewBox="0 0 459 471" svg:d="M0 236c0-44 9-81 30-118 22-38 48-64 85-87 36-22 72-31 115-31 42 0 78 9 114 31 37 23 63 49 85 87 21 37 30 74 30 118 0 43-9 80-30 117-22 38-48 64-85 87-36 22-72 31-114 31-43 0-79-9-115-31-37-23-63-49-85-87-21-37-30-74-30-117z">
          <text:p text:style-name="P25"><text:span text:style-name="T12">7</text:span></text:p>
        </draw:path>
        <draw:custom-shape draw:style-name="gr31" draw:text-style-name="P30" draw:layer="layout" svg:width="0.18cm" svg:height="0.156cm" svg:x="10.073cm" svg:y="16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6" draw:layer="layout" svg:width="0.261cm" svg:height="0.298cm" svg:x="11.062cm" svg:y="16.42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1.062cm" svg:y="16.42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10.678cm" svg:y="16.42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0.678cm" svg:y="16.42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polygon draw:style-name="gr5" draw:text-style-name="P6" draw:layer="layout" svg:width="0.899cm" svg:height="0.499cm" svg:x="10.545cm" svg:y="16.586cm" svg:viewBox="0 0 900 500" draw:points="900,500 900,1 0,0 0,500">
          <text:p/>
        </draw:polygon>
        <draw:polygon draw:style-name="gr4" draw:text-style-name="P5" draw:layer="layout" svg:width="0.899cm" svg:height="0.499cm" svg:x="10.545cm" svg:y="16.586cm" svg:viewBox="0 0 900 500" draw:points="900,500 900,1 0,0 0,500">
          <text:p/>
        </draw:polygon>
        <draw:custom-shape draw:style-name="gr32" draw:text-style-name="P31" draw:layer="layout" svg:width="0.18cm" svg:height="0.156cm" svg:x="10.957cm" svg:y="16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3" draw:layer="layout" svg:width="1.594cm" svg:height="0.562cm" svg:x="10.417cm" svg:y="16.939cm">
          <draw:text-box>
            <text:p text:style-name="P32"><text:span text:style-name="T5">Networking</text:span></text:p>
          </draw:text-box>
        </draw:frame>
        <draw:frame draw:style-name="gr20" draw:text-style-name="P17" draw:layer="layout" svg:width="1.594cm" svg:height="0.666cm" svg:x="8.46cm" svg:y="15.591cm">
          <draw:text-box>
            <text:p text:style-name="P15"><text:span text:style-name="T5">Timekeeper</text:span></text:p>
          </draw:text-box>
        </draw:frame>
        <draw:frame draw:style-name="gr34" draw:text-style-name="P34" draw:layer="layout" svg:width="2.211cm" svg:height="0.304cm" svg:x="13.109cm" svg:y="20.781cm">
          <draw:text-box>
            <text:p><text:span text:style-name="T13">Jury </text:span><text:span text:style-name="T14">Video</text:span><text:span text:style-name="T13"> Monitor</text:span></text:p>
          </draw:text-box>
        </draw:frame>
        <draw:frame draw:style-name="gr35" draw:text-style-name="P34" draw:layer="layout" svg:width="1.553cm" svg:height="0.304cm" svg:x="13.119cm" svg:y="20.381cm">
          <draw:text-box>
            <text:p><text:span text:style-name="T13">Jury Console</text:span></text:p>
          </draw:text-box>
        </draw:frame>
        <draw:frame draw:style-name="gr36" draw:text-style-name="P34" draw:layer="layout" svg:width="2.089cm" svg:height="0.28cm" svg:x="12.516cm" svg:y="21.321cm">
          <draw:text-box>
            <text:p><text:span text:style-name="T13">Jury </text:span><text:span text:style-name="T14">Video</text:span><text:span text:style-name="T13"> Camera</text:span></text:p>
          </draw:text-box>
        </draw:frame>
        <draw:frame draw:style-name="gr37" draw:text-style-name="P34" draw:layer="layout" svg:width="1.366cm" svg:height="0.559cm" svg:x="12.517cm" svg:y="21.701cm">
          <draw:text-box>
            <text:p><text:span text:style-name="T13">Live Video Camera</text:span></text:p>
          </draw:text-box>
        </draw:frame>
        <draw:frame draw:style-name="gr38" draw:text-style-name="P34" draw:layer="layout" svg:width="1.3cm" svg:height="0.559cm" svg:x="12.1cm" svg:y="17.497cm">
          <draw:text-box>
            <text:p><text:span text:style-name="T13">Broadcast</text:span></text:p>
            <text:p><text:span text:style-name="T13"><text:s/></text:span><text:span text:style-name="T13">Station</text:span></text:p>
          </draw:text-box>
        </draw:frame>
        <draw:path draw:style-name="gr39" draw:text-style-name="P35" draw:layer="layout" svg:width="0.499cm" svg:height="0.499cm" svg:x="5.322cm" svg:y="12.61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5"><text:span text:style-name="T12">S</text:span></text:p>
        </draw:path>
        <draw:path draw:style-name="gr40" draw:text-style-name="P36" draw:layer="layout" svg:width="0.499cm" svg:height="0.499cm" svg:x="9.741cm" svg:y="17.0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5">6</text:span></text:p>
        </draw:path>
        <draw:path draw:style-name="gr41" draw:text-style-name="P37" draw:layer="layout" svg:width="0.499cm" svg:height="0.499cm" svg:x="9.141cm" svg:y="16.6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5">3</text:span></text:p>
        </draw:path>
        <draw:path draw:style-name="gr39" draw:text-style-name="P38" draw:layer="layout" svg:width="0.499cm" svg:height="0.499cm" svg:x="5.341cm" svg:y="13.66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5">1</text:span></text:p>
        </draw:path>
        <draw:path draw:style-name="gr29" draw:text-style-name="P39" draw:layer="layout" svg:width="0.499cm" svg:height="0.471cm" svg:x="11.856cm" svg:y="20.283cm" svg:viewBox="0 0 500 472" svg:d="M4 280c-8-43-4-81 12-121 17-42 40-73 75-102 36-29 73-44 118-52s85-6 129 8c43 16 75 37 105 70 29 33 46 67 53 111 8 42 4 80-12 121-17 41-40 72-75 101-36 29-73 44-118 52s-85 6-129-8c-43-16-75-37-105-70-29-32-46-67-53-110z">
          <text:p text:style-name="P3"><text:span text:style-name="T15">5</text:span></text:p>
        </draw:path>
        <draw:frame draw:style-name="gr42" draw:text-style-name="P34" draw:layer="layout" svg:width="1.645cm" svg:height="1.08cm" svg:x="5.802cm" svg:y="12.324cm">
          <draw:text-box>
            <text:p><text:span text:style-name="T13">Marshal</text:span><text:span text:style-name="T13"><text:line-break/></text:span><text:span text:style-name="T13">Warmup</text:span><text:span text:style-name="T13"><text:line-break/></text:span><text:span text:style-name="T13">Board </text:span><text:span text:style-name="T16">(Attempt, </text:span></text:p>
            <text:p><text:span text:style-name="T16">Video, Score)</text:span></text:p>
          </draw:text-box>
        </draw:frame>
        <draw:custom-shape draw:style-name="gr18" draw:text-style-name="P11" draw:layer="layout" svg:width="0.501cm" svg:height="0.059cm" draw:transform="rotate (-1.5688764646177) translate (16.965cm 10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5cm" svg:height="0.059cm" draw:transform="rotate (-1.5688764646177) translate (16.965cm 10.5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499cm" svg:height="0.059cm" draw:transform="rotate (-1.5688764646177) translate (16.965cm 11.0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40" draw:layer="layout" svg:width="1.706cm" svg:height="0.613cm" svg:x="17.014cm" svg:y="10.584cm">
          <draw:text-box>
            <text:p text:style-name="P9"><text:span text:style-name="T17">Score</text:span></text:p>
          </draw:text-box>
        </draw:frame>
        <draw:frame draw:style-name="gr44" draw:text-style-name="P41" draw:layer="layout" svg:width="1.451cm" svg:height="0.613cm" svg:x="17.012cm" svg:y="10.084cm">
          <draw:text-box>
            <text:p text:style-name="P9"><text:span text:style-name="T18">Live Video</text:span></text:p>
          </draw:text-box>
        </draw:frame>
        <draw:path draw:style-name="gr41" draw:text-style-name="P37" draw:layer="layout" svg:width="0.499cm" svg:height="0.499cm" svg:x="16.317cm" svg:y="11.07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5">A</text:span></text:p>
        </draw:path>
        <draw:path draw:style-name="gr39" draw:text-style-name="P35" draw:layer="layout" svg:width="0.499cm" svg:height="0.499cm" svg:x="16.329cm" svg:y="10.5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42"><text:span text:style-name="T12">S</text:span></text:p>
        </draw:path>
        <draw:path draw:style-name="gr30" draw:text-style-name="P27" draw:layer="layout" svg:width="0.499cm" svg:height="0.499cm" svg:x="16.329cm" svg:y="10.0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1">LV</text:span></text:p>
        </draw:path>
        <draw:path draw:style-name="gr45" draw:text-style-name="P43" draw:layer="layout" svg:width="0.499cm" svg:height="0.499cm" svg:x="7.742cm" svg:y="17.0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5"><text:span text:style-name="T12">2</text:span></text:p>
        </draw:path>
        <draw:path draw:style-name="gr41" draw:text-style-name="P37" draw:layer="layout" svg:width="0.499cm" svg:height="0.499cm" svg:x="6.125cm" svg:y="19.34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5">A</text:span></text:p>
        </draw:path>
        <draw:path draw:style-name="gr46" draw:text-style-name="P44" draw:layer="layout" svg:width="0.499cm" svg:height="0.47cm" svg:x="9.817cm" svg:y="21.23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3"><text:span text:style-name="T15">4</text:span></text:p>
        </draw:path>
        <draw:path draw:style-name="gr47" draw:text-style-name="P45" draw:layer="layout" svg:width="0.499cm" svg:height="0.499cm" svg:x="3.5cm" svg:y="10.10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5">A</text:span></text:p>
        </draw:path>
        <draw:path draw:style-name="gr48" draw:text-style-name="P46" draw:layer="layout" svg:width="0.499cm" svg:height="0.499cm" svg:x="3.5cm" svg:y="10.60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5"><text:span text:style-name="T12">S</text:span></text:p>
        </draw:path>
        <draw:path draw:style-name="gr49" draw:text-style-name="P47" draw:layer="layout" svg:width="0.499cm" svg:height="0.499cm" svg:x="3.5cm" svg:y="11.10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1">LV</text:span></text:p>
        </draw:path>
        <draw:measure draw:style-name="gr50" draw:text-style-name="P49" draw:layer="layout" svg:x1="2.985cm" svg:y1="5.701cm" svg:x2="3cm" svg:y2="15.701cm">
          <text:p text:style-name="P48"><text:span text:style-name="T19">18 m</text:span></text:p>
        </draw:measure>
        <draw:measure draw:style-name="gr51" draw:text-style-name="P49" draw:layer="layout" svg:x1="4.079cm" svg:y1="6.027cm" svg:x2="17.079cm" svg:y2="6.032cm">
          <text:p text:style-name="P48"><text:span text:style-name="T20"><text:s/></text:span><text:span text:style-name="T20">26 m </text:span><text:span text:style-name="T20"><text:measure text:kind="unit"/></text:span><text:span text:style-name="T20"><text:measure text:kind="gap"/></text:span></text:p>
        </draw:measure>
        <draw:measure draw:style-name="gr52" draw:text-style-name="P13" draw:layer="layout" svg:x1="9.177cm" svg:y1="20.021cm" svg:x2="12.852cm" svg:y2="19.999cm">
          <text:p text:style-name="P12"><text:span text:style-name="T3">7m </text:span></text:p>
        </draw:measure>
        <draw:measure draw:style-name="gr53" draw:text-style-name="P51" draw:layer="layout" svg:x1="4.242cm" svg:y1="19.02cm" svg:x2="4.241cm" svg:y2="24.016cm">
          <text:p text:style-name="P50"><text:span text:style-name="T21">10m</text:span></text:p>
        </draw:measure>
        <draw:path draw:style-name="gr45" draw:text-style-name="P43" draw:layer="layout" svg:width="0.499cm" svg:height="0.499cm" svg:x="8.225cm" svg:y="17.0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5"><text:span text:style-name="T12">M</text:span></text:p>
        </draw:path>
        <draw:frame draw:style-name="gr54" draw:text-style-name="P52" draw:layer="layout" svg:width="0.886cm" svg:height="0.607cm" svg:x="8.043cm" svg:y="17.582cm">
          <draw:text-box>
            <text:p text:style-name="P1"><text:span text:style-name="T13">Main</text:span><text:span text:style-name="T13"><text:line-break/></text:span><text:span text:style-name="T13">Monitor</text:span></text:p>
          </draw:text-box>
        </draw:frame>
        <draw:frame draw:style-name="gr35" draw:text-style-name="P34" draw:layer="layout" svg:width="1.553cm" svg:height="0.304cm" svg:x="13.121cm" svg:y="20.382cm">
          <draw:text-box>
            <text:p><text:span text:style-name="T13">Jury Console</text:span></text:p>
          </draw:text-box>
        </draw:frame>
        <draw:path draw:style-name="gr45" draw:text-style-name="P43" draw:layer="layout" svg:width="0.499cm" svg:height="0.499cm" svg:x="5.981cm" svg:y="21.1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5"><text:span text:style-name="T12">M</text:span></text:p>
        </draw:path>
        <draw:frame draw:style-name="gr44" draw:text-style-name="P53" draw:layer="layout" svg:width="1.543cm" svg:height="0.613cm" svg:x="16.943cm" svg:y="11.088cm">
          <draw:text-box>
            <text:p text:style-name="P21"><text:span text:style-name="T22">Attempt</text:span><text:span text:style-name="T8"> </text:span></text:p>
          </draw:text-box>
        </draw:frame>
        <draw:frame draw:style-name="gr7" draw:text-style-name="P8" draw:layer="layout" svg:width="0.282cm" svg:height="1.236cm" svg:x="13.47cm" svg:y="10.654cm">
          <draw:text-box>
            <text:p/>
          </draw:text-box>
        </draw:frame>
        <draw:custom-shape draw:style-name="gr55" draw:text-style-name="P54" draw:layer="layout" svg:width="1.75cm" svg:height="1.75cm" svg:x="7.398cm" svg:y="9.9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9.993cm" svg:y="9.9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9.993cm" svg:y="9.9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12.613cm" svg:y="9.9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7.398cm" svg:y="6.4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9.993cm" svg:y="6.4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9.993cm" svg:y="6.4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12.613cm" svg:y="6.4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15.156cm" svg:y="6.4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4.828cm" svg:y="6.463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6" draw:layer="layout" svg:width="0.261cm" svg:height="0.298cm" svg:x="8.38cm" svg:y="12.05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8.38cm" svg:y="12.05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7.996cm" svg:y="12.05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7.996cm" svg:y="12.05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0.943cm" svg:y="12.05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0.943cm" svg:y="12.05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0.559cm" svg:y="12.05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0.559cm" svg:y="12.05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3.622cm" svg:y="12.073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3.622cm" svg:y="12.073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3.238cm" svg:y="12.073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3.238cm" svg:y="12.073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5.668cm" svg:y="5.83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5.668cm" svg:y="5.83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5.284cm" svg:y="5.83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5.284cm" svg:y="5.83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8.297cm" svg:y="5.8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8.297cm" svg:y="5.8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7.913cm" svg:y="5.8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7.913cm" svg:y="5.8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10.86cm" svg:y="5.8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0.86cm" svg:y="5.8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10.476cm" svg:y="5.8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0.476cm" svg:y="5.8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13.539cm" svg:y="5.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3.539cm" svg:y="5.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13.155cm" svg:y="5.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3.155cm" svg:y="5.87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16.037cm" svg:y="5.85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6.037cm" svg:y="5.85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15.653cm" svg:y="5.85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5.653cm" svg:y="5.85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frame draw:style-name="gr56" draw:text-style-name="P17" draw:layer="layout" svg:width="1.5cm" svg:height="0.667cm" svg:x="8.168cm" svg:y="8.592cm">
          <draw:text-box>
            <text:p text:style-name="P15"><text:span text:style-name="T5">Chalk</text:span></text:p>
          </draw:text-box>
        </draw:frame>
        <draw:frame draw:style-name="gr56" draw:text-style-name="P17" draw:layer="layout" svg:width="1.5cm" svg:height="0.667cm" svg:x="13.372cm" svg:y="8.592cm">
          <draw:text-box>
            <text:p text:style-name="P15"><text:span text:style-name="T5">Chalk</text:span></text:p>
          </draw:text-box>
        </draw:frame>
        <draw:path draw:style-name="gr5" draw:text-style-name="P6" draw:layer="layout" svg:width="0.147cm" svg:height="0.13cm" svg:x="9.629cm" svg:y="8.859cm" svg:viewBox="0 0 148 131" svg:d="M0 65c1 11 4 20 10 29 6 12 15 20 27 27s23 10 37 10c13 0 25-3 37-10s21-15 27-27c6-9 9-18 10-29-1-11-4-19-10-28-6-12-15-20-27-27s-24-10-38-10c-13 0-24 3-36 10s-21 15-27 27c-6 9-9 17-10 28z">
          <text:p/>
        </draw:path>
        <draw:path draw:style-name="gr4" draw:text-style-name="P5" draw:layer="layout" svg:width="0.147cm" svg:height="0.133cm" svg:x="9.629cm" svg:y="8.859cm" svg:viewBox="0 0 148 134" svg:d="M0 66c1 11 4 20 10 29 6 12 15 20 27 27s23 10 37 10c13 0 25-3 37-10s21-15 27-27c6-9 9-18 10-29-1-11-4-19-10-28-6-12-15-20-27-27s-24-10-38-10c-13 0-24 3-36 10s-21 15-27 27c-6 9-9 17-10 28zM7 66c0 12 3 23 9 34s14 18 25 24c10 7 20 10 33 10 12 0 22-3 33-10 11-6 19-13 25-24s9-22 9-34-3-22-9-33-14-18-25-24c-11-7-21-9-34-9-12 0-22 2-32 9-11 6-19 13-25 24s-9 21-9 33z">
          <text:p/>
        </draw:path>
        <draw:path draw:style-name="gr5" draw:text-style-name="P6" draw:layer="layout" svg:width="0.147cm" svg:height="0.13cm" svg:x="14.788cm" svg:y="8.859cm" svg:viewBox="0 0 148 131" svg:d="M0 65c1 11 4 20 10 29 6 12 15 20 27 27s23 10 37 10c13 0 25-3 37-10s21-15 27-27c6-9 9-18 10-29-1-11-4-19-10-28-6-12-15-20-27-27s-24-10-38-10c-13 0-24 3-36 10s-21 15-27 27c-6 9-9 17-10 28z">
          <text:p/>
        </draw:path>
        <draw:path draw:style-name="gr4" draw:text-style-name="P5" draw:layer="layout" svg:width="0.148cm" svg:height="0.134cm" svg:x="14.788cm" svg:y="8.858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<text:p/>
        </draw:path>
        <draw:g draw:style-name="gr57">
          <draw:g>
            <draw:path draw:style-name="gr5" draw:text-style-name="P6" draw:layer="layout" svg:width="0.261cm" svg:height="0.298cm" draw:transform="rotate (-1.54810704651897) translate (4.49555343464748cm 15.1137717051877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4" draw:text-style-name="P5" draw:layer="layout" svg:width="0.261cm" svg:height="0.298cm" draw:transform="rotate (-1.54810704651897) translate (4.49555343464748cm 15.1137717051877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  <draw:g>
            <draw:path draw:style-name="gr5" draw:text-style-name="P6" draw:layer="layout" svg:width="0.261cm" svg:height="0.298cm" draw:transform="rotate (-1.54810704651897) translate (4.50211007405001cm 15.402697319282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4" draw:text-style-name="P5" draw:layer="layout" svg:width="0.261cm" svg:height="0.298cm" draw:transform="rotate (-1.54810704651897) translate (4.50211007405001cm 15.402697319282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  <draw:g>
            <draw:path draw:style-name="gr5" draw:text-style-name="P6" draw:layer="layout" svg:width="0.261cm" svg:height="0.298cm" draw:transform="rotate (-1.54810704651897) translate (4.50918852212472cm 15.7146170133906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4" draw:text-style-name="P5" draw:layer="layout" svg:width="0.261cm" svg:height="0.298cm" draw:transform="rotate (-1.54810704651897) translate (4.50918852212472cm 15.7146170133906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  <draw:g>
            <draw:path draw:style-name="gr5" draw:text-style-name="P6" draw:layer="layout" svg:width="0.261cm" svg:height="0.298cm" draw:transform="rotate (-1.54810704651897) translate (4.51642578153443cm 16.0335349057646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4" draw:text-style-name="P5" draw:layer="layout" svg:width="0.261cm" svg:height="0.298cm" draw:transform="rotate (-1.54810704651897) translate (4.51642578153443cm 16.0335349057646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</draw:g>
        <draw:line draw:style-name="gr28" draw:text-style-name="P24" draw:layer="layout" svg:x1="4.152cm" svg:y1="16.508cm" svg:x2="5.9cm" svg:y2="16.5cm">
          <text:p/>
        </draw:line>
        <draw:path draw:style-name="gr5" draw:text-style-name="P6" draw:layer="layout" svg:width="0.337cm" svg:height="0.339cm" svg:x="16.208cm" svg:y="17.206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4" draw:text-style-name="P5" draw:layer="layout" svg:width="0.337cm" svg:height="0.339cm" svg:x="16.208cm" svg:y="17.206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6" draw:layer="layout" svg:width="0.337cm" svg:height="0.339cm" svg:x="15.933cm" svg:y="16.938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4" draw:text-style-name="P5" draw:layer="layout" svg:width="0.337cm" svg:height="0.339cm" svg:x="15.933cm" svg:y="16.938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6" draw:layer="layout" svg:width="0.337cm" svg:height="0.339cm" svg:x="15.658cm" svg:y="16.67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4" draw:text-style-name="P5" draw:layer="layout" svg:width="0.337cm" svg:height="0.339cm" svg:x="15.658cm" svg:y="16.67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6" draw:layer="layout" svg:width="0.337cm" svg:height="0.339cm" svg:x="16.482cm" svg:y="17.475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4" draw:text-style-name="P5" draw:layer="layout" svg:width="0.337cm" svg:height="0.339cm" svg:x="16.482cm" svg:y="17.475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6" draw:layer="layout" svg:width="0.309cm" svg:height="0.285cm" svg:x="15.278cm" svg:y="22.665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4" draw:text-style-name="P5" draw:layer="layout" svg:width="0.309cm" svg:height="0.285cm" svg:x="15.278cm" svg:y="22.665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5" draw:text-style-name="P6" draw:layer="layout" svg:width="0.309cm" svg:height="0.285cm" svg:x="15.349cm" svg:y="22.288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4" draw:text-style-name="P5" draw:layer="layout" svg:width="0.309cm" svg:height="0.285cm" svg:x="15.349cm" svg:y="22.288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5" draw:text-style-name="P6" draw:layer="layout" svg:width="0.309cm" svg:height="0.285cm" svg:x="15.419cm" svg:y="21.91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4" draw:text-style-name="P5" draw:layer="layout" svg:width="0.309cm" svg:height="0.285cm" svg:x="15.419cm" svg:y="21.91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5" draw:text-style-name="P6" draw:layer="layout" svg:width="0.309cm" svg:height="0.285cm" svg:x="15.067cm" svg:y="23.797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4" draw:text-style-name="P5" draw:layer="layout" svg:width="0.309cm" svg:height="0.285cm" svg:x="15.067cm" svg:y="23.797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5" draw:text-style-name="P6" draw:layer="layout" svg:width="0.309cm" svg:height="0.285cm" svg:x="15.137cm" svg:y="23.42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4" draw:text-style-name="P5" draw:layer="layout" svg:width="0.309cm" svg:height="0.285cm" svg:x="15.137cm" svg:y="23.42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5" draw:text-style-name="P6" draw:layer="layout" svg:width="0.309cm" svg:height="0.285cm" svg:x="15.208cm" svg:y="23.043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4" draw:text-style-name="P5" draw:layer="layout" svg:width="0.309cm" svg:height="0.285cm" svg:x="15.208cm" svg:y="23.043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5" draw:text-style-name="P6" draw:layer="layout" svg:width="0.309cm" svg:height="0.285cm" svg:x="14.926cm" svg:y="24.552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4" draw:text-style-name="P5" draw:layer="layout" svg:width="0.309cm" svg:height="0.285cm" svg:x="14.926cm" svg:y="24.552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5" draw:text-style-name="P6" draw:layer="layout" svg:width="0.309cm" svg:height="0.285cm" svg:x="14.997cm" svg:y="24.175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4" draw:text-style-name="P5" draw:layer="layout" svg:width="0.309cm" svg:height="0.285cm" svg:x="14.997cm" svg:y="24.175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<text:p/>
        </draw:path>
        <draw:path draw:style-name="gr4" draw:text-style-name="P5" draw:layer="layout" svg:width="0.261cm" svg:height="0.298cm" svg:x="6.693cm" svg:y="24.4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<text:p/>
        </draw:path>
        <draw:path draw:style-name="gr4" draw:text-style-name="P5" draw:layer="layout" svg:width="0.261cm" svg:height="0.298cm" svg:x="6.309cm" svg:y="24.4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<text:p/>
        </draw:path>
        <draw:path draw:style-name="gr4" draw:text-style-name="P5" draw:layer="layout" svg:width="0.261cm" svg:height="0.298cm" svg:x="5.925cm" svg:y="24.4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<text:p/>
        </draw:path>
        <draw:g>
          <draw:path draw:style-name="gr5" draw:text-style-name="P6" draw:layer="layout" svg:width="0.261cm" svg:height="0.298cm" svg:x="6.693cm" svg:y="24.4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5" draw:text-style-name="P6" draw:layer="layout" svg:width="0.261cm" svg:height="0.298cm" svg:x="6.309cm" svg:y="24.4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5" draw:text-style-name="P6" draw:layer="layout" svg:width="0.261cm" svg:height="0.298cm" svg:x="5.925cm" svg:y="24.4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5" draw:text-style-name="P6" draw:layer="layout" svg:width="0.261cm" svg:height="0.298cm" svg:x="7.077cm" svg:y="24.4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path draw:style-name="gr4" draw:text-style-name="P5" draw:layer="layout" svg:width="0.261cm" svg:height="0.298cm" svg:x="7.077cm" svg:y="24.4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<text:p/>
        </draw:path>
        <draw:path draw:style-name="gr5" draw:text-style-name="P6" draw:layer="layout" svg:width="0.238cm" svg:height="0.189cm" svg:x="10.402cm" svg:y="21.37cm" svg:viewBox="0 0 239 190" svg:d="M57 1l65 20-2 149-66 20c-3-33-3-61-3-94 0-34 2-62 6-95zM122 21l111 2c4 26 6 48 6 74 0 27-3 49-8 75l-111-2zM8 0l49 1c-4 33-6 61-6 95 0 33 0 61 3 94l-48-1c-4-33-6-61-6-94 0-34 3-62 8-95z">
          <text:p/>
        </draw:path>
        <draw:path draw:style-name="gr4" draw:text-style-name="P5" draw:layer="layout" svg:width="0.238cm" svg:height="0.189cm" svg:x="10.402cm" svg:y="21.37cm" svg:viewBox="0 0 239 190" svg:d="M57 1l65 20-2 149-66 20c-3-33-3-61-3-94 0-34 2-62 6-95zM122 21l111 2c4 26 6 48 6 74 0 27-3 49-8 75l-111-2zM8 0l49 1c-4 33-6 61-6 95 0 33 0 61 3 94l-48-1c-4-33-6-61-6-94 0-34 3-62 8-95z">
          <text:p/>
        </draw:path>
        <draw:custom-shape draw:style-name="gr19" draw:text-style-name="P11" draw:layer="layout" svg:width="0.369cm" svg:height="0.051cm" draw:transform="skewX (-0.373674992851986) translate (8.284cm 16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6" draw:layer="layout" svg:width="1.248cm" svg:height="1.216cm" svg:x="15.167cm" svg:y="17.01cm" svg:viewBox="0 0 1249 1217" draw:points="907,1217 1249,854 343,0 0,364">
          <text:p/>
        </draw:polygon>
        <draw:polygon draw:style-name="gr4" draw:text-style-name="P5" draw:layer="layout" svg:width="1.248cm" svg:height="1.216cm" svg:x="15.167cm" svg:y="17.01cm" svg:viewBox="0 0 1249 1217" draw:points="907,1217 1249,854 343,0 0,364">
          <text:p/>
        </draw:polygon>
        <draw:custom-shape draw:style-name="gr19" draw:text-style-name="P11" draw:layer="layout" svg:width="2cm" svg:height="0.099cm" draw:transform="rotate (-1.5688764646177) translate (5.58cm 20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55" draw:layer="layout" svg:width="1.594cm" svg:height="0.914cm" svg:x="14.106cm" svg:y="17.377cm">
          <draw:text-box>
            <text:p text:style-name="P32"><text:span text:style-name="T23">Medical Desk</text:span></text:p>
          </draw:text-box>
        </draw:frame>
        <draw:frame draw:style-name="gr20" draw:text-style-name="P17" draw:layer="layout" svg:width="1.5cm" svg:height="0.666cm" svg:x="10.568cm" svg:y="8.594cm">
          <draw:text-box>
            <text:p text:style-name="P15"><text:span text:style-name="T5">Chalk</text:span></text:p>
          </draw:text-box>
        </draw:frame>
        <draw:path draw:style-name="gr5" draw:text-style-name="P6" draw:layer="layout" svg:width="0.147cm" svg:height="0.13cm" svg:x="12.029cm" svg:y="8.859cm" svg:viewBox="0 0 148 131" svg:d="M0 65c1 11 4 20 10 29 6 12 15 20 27 27s23 10 37 10c13 0 25-3 37-10s21-15 27-27c6-9 9-18 10-29-1-11-4-19-10-28-6-12-15-20-27-27s-24-10-38-10c-13 0-24 3-36 10s-21 15-27 27c-6 9-9 17-10 28z">
          <text:p/>
        </draw:path>
        <draw:path draw:style-name="gr4" draw:text-style-name="P5" draw:layer="layout" svg:width="0.147cm" svg:height="0.133cm" svg:x="12.029cm" svg:y="8.859cm" svg:viewBox="0 0 148 134" svg:d="M0 66c1 11 4 20 10 29 6 12 15 20 27 27s23 10 37 10c13 0 25-3 37-10s21-15 27-27c6-9 9-18 10-29-1-11-4-19-10-28-6-12-15-20-27-27s-24-10-38-10c-13 0-24 3-36 10s-21 15-27 27c-6 9-9 17-10 28zM7 66c0 12 3 23 9 34s14 18 25 24c10 7 20 10 33 10 12 0 22-3 33-10 11-6 19-13 25-24s9-22 9-34-3-22-9-33-14-18-25-24c-11-7-21-9-34-9-12 0-22 2-32 9-11 6-19 13-25 24s-9 21-9 33z">
          <text:p/>
        </draw:path>
        <draw:polygon draw:style-name="gr5" draw:text-style-name="P6" draw:layer="layout" svg:width="1.248cm" svg:height="1.216cm" svg:x="15.167cm" svg:y="17.011cm" svg:viewBox="0 0 1249 1217" draw:points="907,1217 1249,854 343,0 0,364">
          <text:p/>
        </draw:polygon>
        <draw:polygon draw:style-name="gr4" draw:text-style-name="P5" draw:layer="layout" svg:width="1.248cm" svg:height="1.216cm" svg:x="15.167cm" svg:y="17.011cm" svg:viewBox="0 0 1249 1217" draw:points="907,1217 1249,854 343,0 0,364">
          <text:p/>
        </draw:polygon>
        <draw:polygon draw:style-name="gr5" draw:text-style-name="P6" draw:layer="layout" svg:width="0.506cm" svg:height="0.399cm" svg:x="4.21cm" svg:y="12.701cm" svg:viewBox="0 0 507 400" draw:points="0,400 507,400 507,0 0,0">
          <text:p/>
        </draw:polygon>
        <draw:polygon draw:style-name="gr4" draw:text-style-name="P5" draw:layer="layout" svg:width="0.506cm" svg:height="0.399cm" svg:x="4.21cm" svg:y="12.701cm" svg:viewBox="0 0 507 400" draw:points="0,400 507,400 507,0 0,0">
          <text:p/>
        </draw:polygon>
        <draw:custom-shape draw:style-name="gr19" draw:text-style-name="P11" draw:layer="layout" svg:width="0.399cm" svg:height="0.051cm" draw:transform="skewX (-0.373674992851986) rotate (-3.139149192637) translate (5.008cm 12.7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4cm" svg:height="0.051cm" draw:transform="skewX (-0.373674992851986) rotate (-2.74906810481627) translate (4.609cm 12.7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369cm" svg:height="0.051cm" draw:transform="skewX (-0.373674992851986) rotate (0.82187554476413) translate (10.391cm 23.9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6" draw:layer="layout" svg:width="0.261cm" svg:height="0.298cm" svg:x="13.945cm" svg:y="16.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3.945cm" svg:y="16.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>
          <draw:path draw:style-name="gr5" draw:text-style-name="P6" draw:layer="layout" svg:width="0.261cm" svg:height="0.298cm" svg:x="13.561cm" svg:y="16.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4" draw:text-style-name="P5" draw:layer="layout" svg:width="0.261cm" svg:height="0.298cm" svg:x="13.561cm" svg:y="16.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polygon draw:style-name="gr5" draw:text-style-name="P6" draw:layer="layout" svg:width="0.899cm" svg:height="0.499cm" svg:x="13.428cm" svg:y="16.462cm" svg:viewBox="0 0 900 500" draw:points="900,500 900,1 0,0 0,500">
          <text:p/>
        </draw:polygon>
        <draw:polygon draw:style-name="gr4" draw:text-style-name="P5" draw:layer="layout" svg:width="0.899cm" svg:height="0.499cm" svg:x="13.428cm" svg:y="16.462cm" svg:viewBox="0 0 900 500" draw:points="900,500 900,1 0,0 0,500">
          <text:p/>
        </draw:polygon>
        <draw:frame draw:style-name="gr59" draw:text-style-name="P34" draw:layer="layout" svg:width="1.284cm" svg:height="0.559cm" svg:x="13.5cm" svg:y="17.019cm">
          <draw:text-box>
            <text:p><text:span text:style-name="T14">Sound</text:span><text:span text:style-name="T13"> </text:span></text:p>
            <text:p><text:span text:style-name="T13">Station</text:span></text:p>
          </draw:text-box>
        </draw:frame>
        <draw:path draw:style-name="gr5" draw:text-style-name="P6" draw:layer="layout" svg:width="0.236cm" svg:height="0.215cm" svg:x="13.5cm" svg:y="16.677cm" svg:viewBox="0 0 237 216" svg:d="M237 50l-25 59h-187l-25-59c41-3 76-4 118-4 43 0 78 1 119 4zM212 109v101c-33 4-60 6-93 6-34 0-61-2-94-6v-101zM237 6v44c-41-3-76-4-119-4-42 0-77 1-118 4v-44c41-4 76-6 118-6 43 0 78 2 119 6z">
          <text:p/>
        </draw:path>
        <draw:path draw:style-name="gr4" draw:text-style-name="P5" draw:layer="layout" svg:width="0.236cm" svg:height="0.215cm" svg:x="13.5cm" svg:y="16.677cm" svg:viewBox="0 0 237 216" svg:d="M237 50l-25 59h-187l-25-59c41-3 76-4 118-4 43 0 78 1 119 4zM212 109v101c-33 4-60 6-93 6-34 0-61-2-94-6v-101zM237 6v44c-41-3-76-4-119-4-42 0-77 1-118 4v-44c41-4 76-6 118-6 43 0 78 2 119 6z">
          <text:p/>
        </draw:path>
        <draw:custom-shape draw:style-name="gr31" draw:text-style-name="P30" draw:layer="layout" svg:width="0.18cm" svg:height="0.156cm" svg:x="13.899cm" svg:y="16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0.282cm" svg:height="1.236cm" svg:x="13.489cm" svg:y="13.566cm">
          <draw:text-box>
            <text:p/>
          </draw:text-box>
        </draw:frame>
        <draw:custom-shape draw:style-name="gr55" draw:text-style-name="P54" draw:layer="layout" svg:width="1.75cm" svg:height="1.75cm" svg:x="7.417cm" svg:y="12.876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10.012cm" svg:y="12.876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10.012cm" svg:y="12.876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12.633cm" svg:y="12.876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4" draw:layer="layout" svg:width="1.75cm" svg:height="1.75cm" svg:x="15.174cm" svg:y="12.876cm">
          <text:p text:style-name="P3"><text:span text:style-name="T13">Warmup</text:span><text:span text:style-name="T13"><text:line-break/></text:span><text:span text:style-name="T13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6" draw:layer="layout" svg:width="0.261cm" svg:height="0.298cm" svg:x="8.399cm" svg:y="14.96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8.399cm" svg:y="14.96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8.015cm" svg:y="14.96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8.015cm" svg:y="14.96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0.962cm" svg:y="14.96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0.962cm" svg:y="14.96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0.578cm" svg:y="14.96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0.578cm" svg:y="14.96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3.641cm" svg:y="14.98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3.641cm" svg:y="14.98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3.257cm" svg:y="14.98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3.257cm" svg:y="14.986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6.139cm" svg:y="15.00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6.139cm" svg:y="15.00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>
          <draw:path draw:style-name="gr5" draw:text-style-name="P6" draw:layer="layout" svg:width="0.261cm" svg:height="0.298cm" svg:x="15.755cm" svg:y="15.00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4" draw:text-style-name="P5" draw:layer="layout" svg:width="0.261cm" svg:height="0.298cm" svg:x="15.755cm" svg:y="15.00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frame draw:style-name="gr24" draw:text-style-name="P22" draw:layer="layout" svg:width="1.543cm" svg:height="0.613cm" svg:x="4.216cm" svg:y="10.101cm">
          <draw:text-box>
            <text:p text:style-name="P21"><text:span text:style-name="T22">Attempt</text:span><text:span text:style-name="T8"> </text:span></text:p>
          </draw:text-box>
        </draw:frame>
        <draw:custom-shape draw:style-name="gr18" draw:text-style-name="P11" draw:layer="measurelines" svg:width="0.501cm" svg:height="0.059cm" draw:transform="rotate (0.0329867228626928) translate (4.791cm 16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7" draw:text-style-name="P45" draw:layer="measurelines" svg:width="0.499cm" svg:height="0.499cm" svg:x="4.8cm" svg:y="16.60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5">A</text:span></text:p>
        </draw:path>
        <draw:path draw:style-name="gr49" draw:text-style-name="P47" draw:layer="measurelines" svg:width="0.499cm" svg:height="0.499cm" svg:x="3.7cm" svg:y="12.50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1">LV</text:span></text:p>
        </draw:path>
        <draw:path draw:style-name="gr47" draw:text-style-name="P45" draw:layer="measurelines" svg:width="0.499cm" svg:height="0.499cm" svg:x="4.5cm" svg:y="12.20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"><text:span text:style-name="T15">A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C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Mora</meta:initial-creator>
    <meta:creation-date>2023-05-23T23:51:46.96</meta:creation-date>
    <dc:date>2023-05-24T09:59:17.668000000</dc:date>
    <meta:editing-duration>PT1H46M59S</meta:editing-duration>
    <meta:editing-cycles>5</meta:editing-cycles>
    <meta:generator>LibreOffice/7.5.0.3$Windows_X86_64 LibreOffice_project/c21113d003cd3efa8c53188764377a8272d9d6de</meta:generator>
    <meta:document-statistic meta:object-count="328"/>
  </office:meta>
</office:document-meta>
</file>